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fo:color="#000000" style:font-name="Arial" style:font-name-asian="Arial" style:font-name-complex="Arial" fo:font-size="8pt" style:font-size-asian="8pt" style:font-size-complex="8pt"/>
    </style:style>
    <style:style style:name="ce3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5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8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9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0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7pt" style:font-size-asian="7pt" style:font-size-complex="7pt"/>
    </style:style>
    <style:style style:name="ce11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3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 style:writing-mode="lr"/>
      <style:text-properties fo:color="#0000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6" style:family="table-cell" style:parent-style-name="Default" style:data-style-name="N0">
      <style:text-properties fo:font-size="8pt" style:font-size-asian="8pt" style:font-size-complex="8pt"/>
    </style:style>
    <style:style style:name="ce17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2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automatic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28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0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2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4.10104166666667cm"/>
    </style:style>
    <style:style style:name="co4" style:family="table-column">
      <style:table-column-properties fo:break-before="auto" style:column-width="4.55083333333333cm" style:use-optimal-column-width="true"/>
    </style:style>
    <style:style style:name="co5" style:family="table-column">
      <style:table-column-properties fo:break-before="auto" style:column-width="4.07458333333333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3.14854166666667cm"/>
    </style:style>
    <style:style style:name="co9" style:family="table-column">
      <style:table-column-properties fo:break-before="auto" style:column-width="2.59291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 style:use-optimal-column-width="true"/>
    </style:style>
    <style:style style:name="co12" style:family="table-column">
      <style:table-column-properties fo:break-before="auto" style:column-width="3.62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Comunicación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number-columns-repeated="16375" table:default-cell-style-name="ce16"/>
        <table:table-row table:style-name="ro1">
          <table:table-cell table:style-name="ce2"/>
          <table:table-cell office:value-type="string" table:style-name="ce14">
            <text:p>Dosis entregadas Pfizer (1)</text:p>
          </table:table-cell>
          <table:table-cell office:value-type="string" table:style-name="ce14">
            <text:p>Dosis entregadas Moderna (1)</text:p>
          </table:table-cell>
          <table:table-cell office:value-type="string" table:style-name="ce14">
            <text:p>Dosis entregadas AstraZeneca (1)</text:p>
          </table:table-cell>
          <table:table-cell office:value-type="string" table:style-name="ce14">
            <text:p>Total Dosis entregadas (1)</text:p>
          </table:table-cell>
          <table:table-cell office:value-type="string" table:style-name="ce14">
            <text:p>Dosis administradas (2)</text:p>
          </table:table-cell>
          <table:table-cell office:value-type="string" table:style-name="ce15">
            <text:p>% sobre entregadas</text:p>
          </table:table-cell>
          <table:table-cell office:value-type="string" table:style-name="ce15">
            <text:p>Nº Personas vacunadas</text:p>
            <text:p>(pauta completada)</text:p>
          </table:table-cell>
          <table:table-cell office:value-type="string" table:style-name="ce15">
            <text:p>Fecha de la última vacuna registrada (2)</text:p>
          </table:table-cell>
          <table:table-cell table:number-columns-repeated="16375"/>
        </table:table-row>
        <table:table-row table:style-name="ro2">
          <table:table-cell office:value-type="string" table:style-name="ce4">
            <text:p>Andalucía</text:p>
          </table:table-cell>
          <table:table-cell office:value-type="float" office:value="739530" table:style-name="ce17">
            <text:p>739.530</text:p>
          </table:table-cell>
          <table:table-cell office:value-type="float" office:value="73300" table:style-name="ce18">
            <text:p>73.300</text:p>
          </table:table-cell>
          <table:table-cell office:value-type="float" office:value="208600" table:style-name="ce18">
            <text:p>208.600</text:p>
          </table:table-cell>
          <table:table-cell office:value-type="float" office:value="1021430" table:style-name="ce19">
            <text:p>1.021.430</text:p>
          </table:table-cell>
          <table:table-cell office:value-type="float" office:value="796930" table:style-name="ce19">
            <text:p>796.930</text:p>
          </table:table-cell>
          <table:table-cell office:value-type="percentage" office:value="0.7802100976082551" table:style-name="ce20">
            <text:p>78,0%</text:p>
          </table:table-cell>
          <table:table-cell office:value-type="float" office:value="233434" table:style-name="ce17">
            <text:p>233.434</text:p>
          </table:table-cell>
          <table:table-cell office:value-type="date" office:date-value="2021-03-02T00:00:00" table:style-name="ce21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ragón</text:p>
          </table:table-cell>
          <table:table-cell office:value-type="float" office:value="130185" table:style-name="ce22">
            <text:p>130.185</text:p>
          </table:table-cell>
          <table:table-cell office:value-type="float" office:value="12600" table:style-name="ce23">
            <text:p>12.600</text:p>
          </table:table-cell>
          <table:table-cell office:value-type="float" office:value="32700" table:style-name="ce23">
            <text:p>32.700</text:p>
          </table:table-cell>
          <table:table-cell office:value-type="float" office:value="175485" table:style-name="ce24">
            <text:p>175.485</text:p>
          </table:table-cell>
          <table:table-cell office:value-type="float" office:value="134040" table:style-name="ce24">
            <text:p>134.040</text:p>
          </table:table-cell>
          <table:table-cell office:value-type="percentage" office:value="0.76382596803145564" table:style-name="ce25">
            <text:p>76,4%</text:p>
          </table:table-cell>
          <table:table-cell office:value-type="float" office:value="47125" table:style-name="ce22">
            <text:p>47.125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Asturias<text:s/></text:p>
          </table:table-cell>
          <table:table-cell office:value-type="float" office:value="128435" table:style-name="ce22">
            <text:p>128.435</text:p>
          </table:table-cell>
          <table:table-cell office:value-type="float" office:value="12700" table:style-name="ce23">
            <text:p>12.700</text:p>
          </table:table-cell>
          <table:table-cell office:value-type="float" office:value="25200" table:style-name="ce23">
            <text:p>25.200</text:p>
          </table:table-cell>
          <table:table-cell office:value-type="float" office:value="166335" table:style-name="ce24">
            <text:p>166.335</text:p>
          </table:table-cell>
          <table:table-cell office:value-type="float" office:value="121707" table:style-name="ce24">
            <text:p>121.707</text:p>
          </table:table-cell>
          <table:table-cell office:value-type="percentage" office:value="0.73169807917756335" table:style-name="ce25">
            <text:p>73,2%</text:p>
          </table:table-cell>
          <table:table-cell office:value-type="float" office:value="41196" table:style-name="ce22">
            <text:p>41.196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Baleares</text:p>
          </table:table-cell>
          <table:table-cell office:value-type="float" office:value="65880" table:style-name="ce22">
            <text:p>65.880</text:p>
          </table:table-cell>
          <table:table-cell office:value-type="float" office:value="6500" table:style-name="ce23">
            <text:p>6.500</text:p>
          </table:table-cell>
          <table:table-cell office:value-type="float" office:value="28800" table:style-name="ce23">
            <text:p>28.800</text:p>
          </table:table-cell>
          <table:table-cell office:value-type="float" office:value="101180" table:style-name="ce24">
            <text:p>101.180</text:p>
          </table:table-cell>
          <table:table-cell office:value-type="float" office:value="62033" table:style-name="ce24">
            <text:p>62.033</text:p>
          </table:table-cell>
          <table:table-cell office:value-type="percentage" office:value="0.61309547341371817" table:style-name="ce25">
            <text:p>61,3%</text:p>
          </table:table-cell>
          <table:table-cell office:value-type="float" office:value="22426" table:style-name="ce22">
            <text:p>22.426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arias</text:p>
          </table:table-cell>
          <table:table-cell office:value-type="float" office:value="148560" table:style-name="ce22">
            <text:p>148.560</text:p>
          </table:table-cell>
          <table:table-cell office:value-type="float" office:value="14300" table:style-name="ce23">
            <text:p>14.300</text:p>
          </table:table-cell>
          <table:table-cell office:value-type="float" office:value="53700" table:style-name="ce23">
            <text:p>53.700</text:p>
          </table:table-cell>
          <table:table-cell office:value-type="float" office:value="216560" table:style-name="ce24">
            <text:p>216.560</text:p>
          </table:table-cell>
          <table:table-cell office:value-type="float" office:value="157037" table:style-name="ce24">
            <text:p>157.037</text:p>
          </table:table-cell>
          <table:table-cell office:value-type="percentage" office:value="0.7251431473956409" table:style-name="ce25">
            <text:p>72,5%</text:p>
          </table:table-cell>
          <table:table-cell office:value-type="float" office:value="53582" table:style-name="ce22">
            <text:p>53.582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ntabri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4300" table:style-name="ce23">
            <text:p>14.300</text:p>
          </table:table-cell>
          <table:table-cell office:value-type="float" office:value="82945" table:style-name="ce24">
            <text:p>82.945</text:p>
          </table:table-cell>
          <table:table-cell office:value-type="float" office:value="62843" table:style-name="ce24">
            <text:p>62.843</text:p>
          </table:table-cell>
          <table:table-cell office:value-type="percentage" office:value="0.75764663331123039" table:style-name="ce25">
            <text:p>75,8%</text:p>
          </table:table-cell>
          <table:table-cell office:value-type="float" office:value="20584" table:style-name="ce22">
            <text:p>20.584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y Leon<text:s/></text:p>
          </table:table-cell>
          <table:table-cell office:value-type="float" office:value="285195" table:style-name="ce22">
            <text:p>285.195</text:p>
          </table:table-cell>
          <table:table-cell office:value-type="float" office:value="27300" table:style-name="ce23">
            <text:p>27.300</text:p>
          </table:table-cell>
          <table:table-cell office:value-type="float" office:value="59000" table:style-name="ce23">
            <text:p>59.000</text:p>
          </table:table-cell>
          <table:table-cell office:value-type="float" office:value="371495" table:style-name="ce24">
            <text:p>371.495</text:p>
          </table:table-cell>
          <table:table-cell office:value-type="float" office:value="272552" table:style-name="ce24">
            <text:p>272.552</text:p>
          </table:table-cell>
          <table:table-cell office:value-type="percentage" office:value="0.73366263341363946" table:style-name="ce25">
            <text:p>73,4%</text:p>
          </table:table-cell>
          <table:table-cell office:value-type="float" office:value="93024" table:style-name="ce22">
            <text:p>93.024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stilla La Mancha</text:p>
          </table:table-cell>
          <table:table-cell office:value-type="float" office:value="190575" table:style-name="ce22">
            <text:p>190.575</text:p>
          </table:table-cell>
          <table:table-cell office:value-type="float" office:value="18600" table:style-name="ce23">
            <text:p>18.600</text:p>
          </table:table-cell>
          <table:table-cell office:value-type="float" office:value="50400" table:style-name="ce23">
            <text:p>50.400</text:p>
          </table:table-cell>
          <table:table-cell office:value-type="float" office:value="259575" table:style-name="ce24">
            <text:p>259.575</text:p>
          </table:table-cell>
          <table:table-cell office:value-type="float" office:value="169166" table:style-name="ce24">
            <text:p>169.166</text:p>
          </table:table-cell>
          <table:table-cell office:value-type="percentage" office:value="0.65170374650871621" table:style-name="ce25">
            <text:p>65,2%</text:p>
          </table:table-cell>
          <table:table-cell office:value-type="float" office:value="70132" table:style-name="ce22">
            <text:p>70.132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ataluña</text:p>
          </table:table-cell>
          <table:table-cell office:value-type="float" office:value="651140" table:style-name="ce22">
            <text:p>651.140</text:p>
          </table:table-cell>
          <table:table-cell office:value-type="float" office:value="63400" table:style-name="ce23">
            <text:p>63.400</text:p>
          </table:table-cell>
          <table:table-cell office:value-type="float" office:value="191900" table:style-name="ce23">
            <text:p>191.900</text:p>
          </table:table-cell>
          <table:table-cell office:value-type="float" office:value="906440" table:style-name="ce24">
            <text:p>906.440</text:p>
          </table:table-cell>
          <table:table-cell office:value-type="float" office:value="676590" table:style-name="ce24">
            <text:p>676.590</text:p>
          </table:table-cell>
          <table:table-cell office:value-type="percentage" office:value="0.74642557698248091" table:style-name="ce25">
            <text:p>74,6%</text:p>
          </table:table-cell>
          <table:table-cell office:value-type="float" office:value="189899" table:style-name="ce22">
            <text:p>189.899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. Valenciana</text:p>
          </table:table-cell>
          <table:table-cell office:value-type="float" office:value="340660" table:style-name="ce22">
            <text:p>340.660</text:p>
          </table:table-cell>
          <table:table-cell office:value-type="float" office:value="31700" table:style-name="ce23">
            <text:p>31.700</text:p>
          </table:table-cell>
          <table:table-cell office:value-type="float" office:value="124700" table:style-name="ce23">
            <text:p>124.700</text:p>
          </table:table-cell>
          <table:table-cell office:value-type="float" office:value="497060" table:style-name="ce24">
            <text:p>497.060</text:p>
          </table:table-cell>
          <table:table-cell office:value-type="float" office:value="349392" table:style-name="ce24">
            <text:p>349.392</text:p>
          </table:table-cell>
          <table:table-cell office:value-type="percentage" office:value="0.70291715285880985" table:style-name="ce25">
            <text:p>70,3%</text:p>
          </table:table-cell>
          <table:table-cell office:value-type="float" office:value="105717" table:style-name="ce22">
            <text:p>105.717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Extremadura</text:p>
          </table:table-cell>
          <table:table-cell office:value-type="float" office:value="115325" table:style-name="ce22">
            <text:p>115.325</text:p>
          </table:table-cell>
          <table:table-cell office:value-type="float" office:value="10900" table:style-name="ce23">
            <text:p>10.900</text:p>
          </table:table-cell>
          <table:table-cell office:value-type="float" office:value="26200" table:style-name="ce23">
            <text:p>26.200</text:p>
          </table:table-cell>
          <table:table-cell office:value-type="float" office:value="152425" table:style-name="ce24">
            <text:p>152.425</text:p>
          </table:table-cell>
          <table:table-cell office:value-type="float" office:value="116392" table:style-name="ce24">
            <text:p>116.392</text:p>
          </table:table-cell>
          <table:table-cell office:value-type="percentage" office:value="0.76360177136296536" table:style-name="ce25">
            <text:p>76,4%</text:p>
          </table:table-cell>
          <table:table-cell office:value-type="float" office:value="40517" table:style-name="ce22">
            <text:p>40.517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Galicia</text:p>
          </table:table-cell>
          <table:table-cell office:value-type="float" office:value="222415" table:style-name="ce22">
            <text:p>222.415</text:p>
          </table:table-cell>
          <table:table-cell office:value-type="float" office:value="19900" table:style-name="ce23">
            <text:p>19.900</text:p>
          </table:table-cell>
          <table:table-cell office:value-type="float" office:value="66700" table:style-name="ce23">
            <text:p>66.700</text:p>
          </table:table-cell>
          <table:table-cell office:value-type="float" office:value="309015" table:style-name="ce24">
            <text:p>309.015</text:p>
          </table:table-cell>
          <table:table-cell office:value-type="float" office:value="233345" table:style-name="ce24">
            <text:p>233.345</text:p>
          </table:table-cell>
          <table:table-cell office:value-type="percentage" office:value="0.75512515573677652" table:style-name="ce25">
            <text:p>75,5%</text:p>
          </table:table-cell>
          <table:table-cell office:value-type="float" office:value="59133" table:style-name="ce22">
            <text:p>59.133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La Rioja</text:p>
          </table:table-cell>
          <table:table-cell office:value-type="float" office:value="31655" table:style-name="ce22">
            <text:p>31.655</text:p>
          </table:table-cell>
          <table:table-cell office:value-type="float" office:value="2700" table:style-name="ce23">
            <text:p>2.700</text:p>
          </table:table-cell>
          <table:table-cell office:value-type="float" office:value="7800" table:style-name="ce23">
            <text:p>7.800</text:p>
          </table:table-cell>
          <table:table-cell office:value-type="float" office:value="42155" table:style-name="ce24">
            <text:p>42.155</text:p>
          </table:table-cell>
          <table:table-cell office:value-type="float" office:value="29849" table:style-name="ce24">
            <text:p>29.849</text:p>
          </table:table-cell>
          <table:table-cell office:value-type="percentage" office:value="0.70807733364962633" table:style-name="ce25">
            <text:p>70,8%</text:p>
          </table:table-cell>
          <table:table-cell office:value-type="float" office:value="9295" table:style-name="ce22">
            <text:p>9.295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drid</text:p>
          </table:table-cell>
          <table:table-cell office:value-type="float" office:value="529935" table:style-name="ce22">
            <text:p>529.935</text:p>
          </table:table-cell>
          <table:table-cell office:value-type="float" office:value="51300" table:style-name="ce23">
            <text:p>51.300</text:p>
          </table:table-cell>
          <table:table-cell office:value-type="float" office:value="167200" table:style-name="ce23">
            <text:p>167.200</text:p>
          </table:table-cell>
          <table:table-cell office:value-type="float" office:value="748435" table:style-name="ce24">
            <text:p>748.435</text:p>
          </table:table-cell>
          <table:table-cell office:value-type="float" office:value="539372" table:style-name="ce24">
            <text:p>539.372</text:p>
          </table:table-cell>
          <table:table-cell office:value-type="percentage" office:value="0.72066645734098489" table:style-name="ce25">
            <text:p>72,1%</text:p>
          </table:table-cell>
          <table:table-cell office:value-type="float" office:value="176399" table:style-name="ce22">
            <text:p>176.399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urcia<text:s/></text:p>
          </table:table-cell>
          <table:table-cell office:value-type="float" office:value="134105" table:style-name="ce22">
            <text:p>134.105</text:p>
          </table:table-cell>
          <table:table-cell office:value-type="float" office:value="13400" table:style-name="ce23">
            <text:p>13.400</text:p>
          </table:table-cell>
          <table:table-cell office:value-type="float" office:value="37200" table:style-name="ce23">
            <text:p>37.200</text:p>
          </table:table-cell>
          <table:table-cell office:value-type="float" office:value="184705" table:style-name="ce24">
            <text:p>184.705</text:p>
          </table:table-cell>
          <table:table-cell office:value-type="float" office:value="126784" table:style-name="ce24">
            <text:p>126.784</text:p>
          </table:table-cell>
          <table:table-cell office:value-type="percentage" office:value="0.68641347012804199" table:style-name="ce25">
            <text:p>68,6%</text:p>
          </table:table-cell>
          <table:table-cell office:value-type="float" office:value="51011" table:style-name="ce22">
            <text:p>51.011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Navarra</text:p>
          </table:table-cell>
          <table:table-cell office:value-type="float" office:value="62745" table:style-name="ce22">
            <text:p>62.745</text:p>
          </table:table-cell>
          <table:table-cell office:value-type="float" office:value="5900" table:style-name="ce23">
            <text:p>5.900</text:p>
          </table:table-cell>
          <table:table-cell office:value-type="float" office:value="16200" table:style-name="ce23">
            <text:p>16.200</text:p>
          </table:table-cell>
          <table:table-cell office:value-type="float" office:value="84845" table:style-name="ce24">
            <text:p>84.845</text:p>
          </table:table-cell>
          <table:table-cell office:value-type="float" office:value="63690" table:style-name="ce24">
            <text:p>63.690</text:p>
          </table:table-cell>
          <table:table-cell office:value-type="percentage" office:value="0.75066297365784662" table:style-name="ce25">
            <text:p>75,1%</text:p>
          </table:table-cell>
          <table:table-cell office:value-type="float" office:value="22386" table:style-name="ce22">
            <text:p>22.386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País Vasco</text:p>
          </table:table-cell>
          <table:table-cell office:value-type="float" office:value="177660" table:style-name="ce22">
            <text:p>177.660</text:p>
          </table:table-cell>
          <table:table-cell office:value-type="float" office:value="16000" table:style-name="ce23">
            <text:p>16.000</text:p>
          </table:table-cell>
          <table:table-cell office:value-type="float" office:value="54800" table:style-name="ce23">
            <text:p>54.800</text:p>
          </table:table-cell>
          <table:table-cell office:value-type="float" office:value="248460" table:style-name="ce24">
            <text:p>248.460</text:p>
          </table:table-cell>
          <table:table-cell office:value-type="float" office:value="136036" table:style-name="ce24">
            <text:p>136.036</text:p>
          </table:table-cell>
          <table:table-cell office:value-type="percentage" office:value="0.54751670288980114" table:style-name="ce25">
            <text:p>54,8%</text:p>
          </table:table-cell>
          <table:table-cell office:value-type="float" office:value="48576" table:style-name="ce22">
            <text:p>48.576</text:p>
          </table:table-cell>
          <table:table-cell office:value-type="date" office:date-value="2021-03-02T00:00:00" table:style-name="ce26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Ceuta</text:p>
          </table:table-cell>
          <table:table-cell office:value-type="float" office:value="5490" table:style-name="ce22">
            <text:p>5.49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8290" table:style-name="ce24">
            <text:p>8.290</text:p>
          </table:table-cell>
          <table:table-cell office:value-type="float" office:value="6435" table:style-name="ce24">
            <text:p>6.435</text:p>
          </table:table-cell>
          <table:table-cell office:value-type="percentage" office:value="0.77623642943305182" table:style-name="ce25">
            <text:p>77,6%</text:p>
          </table:table-cell>
          <table:table-cell office:value-type="float" office:value="1290" table:style-name="ce22">
            <text:p>1.290</text:p>
          </table:table-cell>
          <table:table-cell office:value-type="date" office:date-value="2021-03-01T00:00:00" table:style-name="ce26">
            <text:p>01/03/2021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elilla</text:p>
          </table:table-cell>
          <table:table-cell office:value-type="float" office:value="4320" table:style-name="ce22">
            <text:p>4.320</text:p>
          </table:table-cell>
          <table:table-cell office:value-type="float" office:value="600" table:style-name="ce23">
            <text:p>600</text:p>
          </table:table-cell>
          <table:table-cell office:value-type="float" office:value="2200" table:style-name="ce23">
            <text:p>2.200</text:p>
          </table:table-cell>
          <table:table-cell office:value-type="float" office:value="7120" table:style-name="ce24">
            <text:p>7.120</text:p>
          </table:table-cell>
          <table:table-cell office:value-type="float" office:value="5127" table:style-name="ce24">
            <text:p>5.127</text:p>
          </table:table-cell>
          <table:table-cell office:value-type="percentage" office:value="0.72008426966292138" table:style-name="ce25">
            <text:p>72,0%</text:p>
          </table:table-cell>
          <table:table-cell office:value-type="float" office:value="1276" table:style-name="ce22">
            <text:p>1.276</text:p>
          </table:table-cell>
          <table:table-cell office:value-type="date" office:date-value="2021-03-02T00:00:00" table:style-name="ce27">
            <text:p>02/03/2021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Totales</text:p>
          </table:table-cell>
          <table:table-cell office:value-type="float" office:value="4026555" table:style-name="ce28">
            <text:p>4.026.555</text:p>
          </table:table-cell>
          <table:table-cell office:value-type="float" office:value="387600" table:style-name="ce29">
            <text:p>387.600</text:p>
          </table:table-cell>
          <table:table-cell office:value-type="float" office:value="1169800" table:style-name="ce30">
            <text:p>1.169.800</text:p>
          </table:table-cell>
          <table:table-cell office:value-type="float" office:value="5583955" table:style-name="ce31">
            <text:p>5.583.955</text:p>
          </table:table-cell>
          <table:table-cell office:value-type="float" office:value="4059320" table:style-name="ce31">
            <text:p>4.059.320</text:p>
          </table:table-cell>
          <table:table-cell office:value-type="percentage" office:value="0.72696144578529021" table:style-name="ce32">
            <text:p>72,7%</text:p>
          </table:table-cell>
          <table:table-cell office:value-type="float" office:value="1287002" table:style-name="ce31">
            <text:p>1.287.002</text:p>
          </table:table-cell>
          <table:table-cell table:style-name="ce31"/>
          <table:table-cell table:number-columns-repeated="16375"/>
        </table:table-row>
        <table:table-row table:number-rows-repeated="1048555" table:style-name="ro2">
          <table:table-cell table:number-columns-repeated="16384"/>
        </table:table-row>
      </table:table>
      <table:table table:name="Institucionalizados" table:style-name="ta1">
        <table:table-column table:style-name="co11" table:default-cell-style-name="ce1"/>
        <table:table-column table:style-name="co12" table:number-columns-repeated="5" table:default-cell-style-name="ce1"/>
        <table:table-column table:style-name="co10" table:number-columns-repeated="16378" table:default-cell-style-name="ce1"/>
        <table:table-row table:style-name="ro3">
          <table:table-cell table:style-name="ce2"/>
          <table:table-cell office:value-type="string" table:style-name="ce3">
            <text:p>Denominador Poblacional CCAA</text:p>
          </table:table-cell>
          <table:table-cell office:value-type="string" table:style-name="ce3">
            <text:p>Persona institucionalizada con al menos 1 dosis (2)</text:p>
          </table:table-cell>
          <table:table-cell office:value-type="string" table:style-name="ce3">
            <text:p>Persona institucionalizada  Pauta Completa (2)<text:s/></text:p>
          </table:table-cell>
          <table:table-cell office:value-type="string" table:style-name="ce3">
            <text:p>% Con Al menos 1 dosis sobre Denominador Poblacional CCAA</text:p>
          </table:table-cell>
          <table:table-cell office:value-type="string" table:style-name="ce3">
            <text:p>% Pautas Completas sobre Denominador Poblacional CCAA</text:p>
          </table:table-cell>
          <table:table-cell table:number-columns-repeated="16378"/>
        </table:table-row>
        <table:table-row table:style-name="ro4">
          <table:table-cell office:value-type="string" table:style-name="ce4">
            <text:p>Andalucía</text:p>
          </table:table-cell>
          <table:table-cell office:value-type="float" office:value="41651" table:style-name="ce7">
            <text:p>41.651</text:p>
          </table:table-cell>
          <table:table-cell office:value-type="float" office:value="35450" table:style-name="ce7">
            <text:p>35.450</text:p>
          </table:table-cell>
          <table:table-cell office:value-type="float" office:value="33285" table:style-name="ce7">
            <text:p>33.285</text:p>
          </table:table-cell>
          <table:table-cell office:value-type="percentage" office:value="0.85112002112794416" table:style-name="ce8">
            <text:p>85,1%</text:p>
          </table:table-cell>
          <table:table-cell office:value-type="percentage" office:value="0.79914047681928402" table:style-name="ce8">
            <text:p>79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ragón</text:p>
          </table:table-cell>
          <table:table-cell office:value-type="float" office:value="17826" table:style-name="ce9">
            <text:p>17.826</text:p>
          </table:table-cell>
          <table:table-cell office:value-type="float" office:value="17516" table:style-name="ce10">
            <text:p>17.516</text:p>
          </table:table-cell>
          <table:table-cell office:value-type="float" office:value="16352" table:style-name="ce10">
            <text:p>16.352</text:p>
          </table:table-cell>
          <table:table-cell office:value-type="percentage" office:value="0.98260967126668908" table:style-name="ce11">
            <text:p>98,3%</text:p>
          </table:table-cell>
          <table:table-cell office:value-type="percentage" office:value="0.9173117917648379" table:style-name="ce11">
            <text:p>91,7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Asturias<text:s/></text:p>
          </table:table-cell>
          <table:table-cell office:value-type="float" office:value="11948" table:style-name="ce9">
            <text:p>11.948</text:p>
          </table:table-cell>
          <table:table-cell office:value-type="float" office:value="11378" table:style-name="ce10">
            <text:p>11.378</text:p>
          </table:table-cell>
          <table:table-cell office:value-type="float" office:value="10659" table:style-name="ce10">
            <text:p>10.659</text:p>
          </table:table-cell>
          <table:table-cell office:value-type="percentage" office:value="0.95229327084030801" table:style-name="ce11">
            <text:p>95,2%</text:p>
          </table:table-cell>
          <table:table-cell office:value-type="percentage" office:value="0.89211583528624039" table:style-name="ce11">
            <text:p>89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Baleares</text:p>
          </table:table-cell>
          <table:table-cell office:value-type="float" office:value="5496" table:style-name="ce9">
            <text:p>5.496</text:p>
          </table:table-cell>
          <table:table-cell office:value-type="float" office:value="4976" table:style-name="ce10">
            <text:p>4.976</text:p>
          </table:table-cell>
          <table:table-cell office:value-type="float" office:value="4256" table:style-name="ce10">
            <text:p>4.256</text:p>
          </table:table-cell>
          <table:table-cell office:value-type="percentage" office:value="0.90538573508005826" table:style-name="ce11">
            <text:p>90,5%</text:p>
          </table:table-cell>
          <table:table-cell office:value-type="percentage" office:value="0.77438136826783111" table:style-name="ce11">
            <text:p>77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arias</text:p>
          </table:table-cell>
          <table:table-cell office:value-type="float" office:value="10047" table:style-name="ce9">
            <text:p>10.047</text:p>
          </table:table-cell>
          <table:table-cell office:value-type="float" office:value="10047" table:style-name="ce10">
            <text:p>10.047</text:p>
          </table:table-cell>
          <table:table-cell office:value-type="float" office:value="8460" table:style-name="ce10">
            <text:p>8.460</text:p>
          </table:table-cell>
          <table:table-cell office:value-type="percentage" office:value="1" table:style-name="ce11">
            <text:p>100,0%</text:p>
          </table:table-cell>
          <table:table-cell office:value-type="percentage" office:value="0.84204240071663183" table:style-name="ce11">
            <text:p>84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ntabria</text:p>
          </table:table-cell>
          <table:table-cell office:value-type="float" office:value="6573" table:style-name="ce9">
            <text:p>6.573</text:p>
          </table:table-cell>
          <table:table-cell office:value-type="float" office:value="6571" table:style-name="ce10">
            <text:p>6.571</text:p>
          </table:table-cell>
          <table:table-cell office:value-type="float" office:value="5868" table:style-name="ce10">
            <text:p>5.868</text:p>
          </table:table-cell>
          <table:table-cell office:value-type="percentage" office:value="0.99969572493534153" table:style-name="ce11">
            <text:p>100,0%</text:p>
          </table:table-cell>
          <table:table-cell office:value-type="percentage" office:value="0.89274303970789592" table:style-name="ce11">
            <text:p>89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y Leon<text:s/></text:p>
          </table:table-cell>
          <table:table-cell office:value-type="float" office:value="48145" table:style-name="ce9">
            <text:p>48.145</text:p>
          </table:table-cell>
          <table:table-cell office:value-type="float" office:value="44709" table:style-name="ce10">
            <text:p>44.709</text:p>
          </table:table-cell>
          <table:table-cell office:value-type="float" office:value="41420" table:style-name="ce10">
            <text:p>41.420</text:p>
          </table:table-cell>
          <table:table-cell office:value-type="percentage" office:value="0.92863225672447813" table:style-name="ce11">
            <text:p>92,9%</text:p>
          </table:table-cell>
          <table:table-cell office:value-type="percentage" office:value="0.86031779000934672" table:style-name="ce11">
            <text:p>86,0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stilla La Mancha</text:p>
          </table:table-cell>
          <table:table-cell office:value-type="float" office:value="23446" table:style-name="ce9">
            <text:p>23.446</text:p>
          </table:table-cell>
          <table:table-cell office:value-type="float" office:value="23172" table:style-name="ce10">
            <text:p>23.172</text:p>
          </table:table-cell>
          <table:table-cell office:value-type="float" office:value="20533" table:style-name="ce10">
            <text:p>20.533</text:p>
          </table:table-cell>
          <table:table-cell office:value-type="percentage" office:value="0.98831357161136224" table:style-name="ce11">
            <text:p>98,8%</text:p>
          </table:table-cell>
          <table:table-cell office:value-type="percentage" office:value="0.87575705877335153" table:style-name="ce11">
            <text:p>87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ataluña</text:p>
          </table:table-cell>
          <table:table-cell office:value-type="float" office:value="67237" table:style-name="ce9">
            <text:p>67.237</text:p>
          </table:table-cell>
          <table:table-cell office:value-type="float" office:value="67056" table:style-name="ce10">
            <text:p>67.056</text:p>
          </table:table-cell>
          <table:table-cell office:value-type="float" office:value="55307" table:style-name="ce10">
            <text:p>55.307</text:p>
          </table:table-cell>
          <table:table-cell office:value-type="percentage" office:value="0.99730802980501809" table:style-name="ce11">
            <text:p>99,7%</text:p>
          </table:table-cell>
          <table:table-cell office:value-type="percentage" office:value="0.82256793134732364" table:style-name="ce11">
            <text:p>82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. Valenciana</text:p>
          </table:table-cell>
          <table:table-cell office:value-type="float" office:value="28600" table:style-name="ce9">
            <text:p>28.600</text:p>
          </table:table-cell>
          <table:table-cell office:value-type="float" office:value="28165" table:style-name="ce10">
            <text:p>28.165</text:p>
          </table:table-cell>
          <table:table-cell office:value-type="float" office:value="21717" table:style-name="ce10">
            <text:p>21.717</text:p>
          </table:table-cell>
          <table:table-cell office:value-type="percentage" office:value="0.98479020979020981" table:style-name="ce11">
            <text:p>98,5%</text:p>
          </table:table-cell>
          <table:table-cell office:value-type="percentage" office:value="0.75933566433566435" table:style-name="ce11">
            <text:p>75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Extremadura</text:p>
          </table:table-cell>
          <table:table-cell office:value-type="float" office:value="15226" table:style-name="ce9">
            <text:p>15.226</text:p>
          </table:table-cell>
          <table:table-cell office:value-type="float" office:value="14235" table:style-name="ce10">
            <text:p>14.235</text:p>
          </table:table-cell>
          <table:table-cell office:value-type="float" office:value="12846" table:style-name="ce10">
            <text:p>12.846</text:p>
          </table:table-cell>
          <table:table-cell office:value-type="percentage" office:value="0.93491396295809803" table:style-name="ce11">
            <text:p>93,5%</text:p>
          </table:table-cell>
          <table:table-cell office:value-type="percentage" office:value="0.84368842768947849" table:style-name="ce11">
            <text:p>84,4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Galicia</text:p>
          </table:table-cell>
          <table:table-cell office:value-type="float" office:value="22035" table:style-name="ce9">
            <text:p>22.035</text:p>
          </table:table-cell>
          <table:table-cell office:value-type="float" office:value="21835" table:style-name="ce10">
            <text:p>21.835</text:p>
          </table:table-cell>
          <table:table-cell office:value-type="float" office:value="20297" table:style-name="ce10">
            <text:p>20.297</text:p>
          </table:table-cell>
          <table:table-cell office:value-type="percentage" office:value="0.9909235307465396" table:style-name="ce11">
            <text:p>99,1%</text:p>
          </table:table-cell>
          <table:table-cell office:value-type="percentage" office:value="0.92112548218742907" table:style-name="ce11">
            <text:p>92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La Rioja</text:p>
          </table:table-cell>
          <table:table-cell office:value-type="float" office:value="3287" table:style-name="ce9">
            <text:p>3.287</text:p>
          </table:table-cell>
          <table:table-cell office:value-type="float" office:value="3265" table:style-name="ce10">
            <text:p>3.265</text:p>
          </table:table-cell>
          <table:table-cell office:value-type="float" office:value="2803" table:style-name="ce10">
            <text:p>2.803</text:p>
          </table:table-cell>
          <table:table-cell office:value-type="percentage" office:value="0.99330696683906294" table:style-name="ce11">
            <text:p>99,3%</text:p>
          </table:table-cell>
          <table:table-cell office:value-type="percentage" office:value="0.85275327045938543" table:style-name="ce11">
            <text:p>85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adrid</text:p>
          </table:table-cell>
          <table:table-cell office:value-type="float" office:value="45666" table:style-name="ce9">
            <text:p>45.666</text:p>
          </table:table-cell>
          <table:table-cell office:value-type="float" office:value="45041" table:style-name="ce10">
            <text:p>45.041</text:p>
          </table:table-cell>
          <table:table-cell office:value-type="float" office:value="40338" table:style-name="ce10">
            <text:p>40.338</text:p>
          </table:table-cell>
          <table:table-cell office:value-type="percentage" office:value="0.98631366881268334" table:style-name="ce11">
            <text:p>98,6%</text:p>
          </table:table-cell>
          <table:table-cell office:value-type="percentage" office:value="0.88332676389436338" table:style-name="ce11">
            <text:p>88,3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urcia<text:s/></text:p>
          </table:table-cell>
          <table:table-cell office:value-type="float" office:value="11885" table:style-name="ce9">
            <text:p>11.885</text:p>
          </table:table-cell>
          <table:table-cell office:value-type="float" office:value="10958" table:style-name="ce10">
            <text:p>10.958</text:p>
          </table:table-cell>
          <table:table-cell office:value-type="float" office:value="9773" table:style-name="ce10">
            <text:p>9.773</text:p>
          </table:table-cell>
          <table:table-cell office:value-type="percentage" office:value="0.9220025241901556" table:style-name="ce11">
            <text:p>92,2%</text:p>
          </table:table-cell>
          <table:table-cell office:value-type="percentage" office:value="0.82229701304164915" table:style-name="ce11">
            <text:p>82,2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Navarra</text:p>
          </table:table-cell>
          <table:table-cell office:value-type="float" office:value="8343" table:style-name="ce9">
            <text:p>8.343</text:p>
          </table:table-cell>
          <table:table-cell office:value-type="float" office:value="7991" table:style-name="ce10">
            <text:p>7.991</text:p>
          </table:table-cell>
          <table:table-cell office:value-type="float" office:value="7581" table:style-name="ce10">
            <text:p>7.581</text:p>
          </table:table-cell>
          <table:table-cell office:value-type="percentage" office:value="0.95780894162771191" table:style-name="ce11">
            <text:p>95,8%</text:p>
          </table:table-cell>
          <table:table-cell office:value-type="percentage" office:value="0.90866594750089891" table:style-name="ce11">
            <text:p>90,9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País Vasco</text:p>
          </table:table-cell>
          <table:table-cell office:value-type="float" office:value="20513" table:style-name="ce9">
            <text:p>20.513</text:p>
          </table:table-cell>
          <table:table-cell office:value-type="float" office:value="20492" table:style-name="ce10">
            <text:p>20.492</text:p>
          </table:table-cell>
          <table:table-cell office:value-type="float" office:value="18580" table:style-name="ce10">
            <text:p>18.580</text:p>
          </table:table-cell>
          <table:table-cell office:value-type="percentage" office:value="0.99897625895773412" table:style-name="ce11">
            <text:p>99,9%</text:p>
          </table:table-cell>
          <table:table-cell office:value-type="percentage" office:value="0.90576707453809779" table:style-name="ce11">
            <text:p>90,6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Ceuta</text:p>
          </table:table-cell>
          <table:table-cell office:value-type="float" office:value="210" table:style-name="ce9">
            <text:p>210</text:p>
          </table:table-cell>
          <table:table-cell office:value-type="float" office:value="189" table:style-name="ce10">
            <text:p>189</text:p>
          </table:table-cell>
          <table:table-cell office:value-type="float" office:value="183" table:style-name="ce10">
            <text:p>183</text:p>
          </table:table-cell>
          <table:table-cell office:value-type="percentage" office:value="0.9" table:style-name="ce11">
            <text:p>90,0%</text:p>
          </table:table-cell>
          <table:table-cell office:value-type="percentage" office:value="0.87142857142857144" table:style-name="ce11">
            <text:p>87,1%</text:p>
          </table:table-cell>
          <table:table-cell table:number-columns-repeated="16378"/>
        </table:table-row>
        <table:table-row table:style-name="ro4">
          <table:table-cell office:value-type="string" table:style-name="ce5">
            <text:p>Melilla</text:p>
          </table:table-cell>
          <table:table-cell office:value-type="float" office:value="298" table:style-name="ce9">
            <text:p>298</text:p>
          </table:table-cell>
          <table:table-cell office:value-type="float" office:value="290" table:style-name="ce10">
            <text:p>290</text:p>
          </table:table-cell>
          <table:table-cell office:value-type="float" office:value="203" table:style-name="ce10">
            <text:p>203</text:p>
          </table:table-cell>
          <table:table-cell office:value-type="percentage" office:value="0.97315436241610742" table:style-name="ce11">
            <text:p>97,3%</text:p>
          </table:table-cell>
          <table:table-cell office:value-type="percentage" office:value="0.68120805369127513" table:style-name="ce11">
            <text:p>68,1%</text:p>
          </table:table-cell>
          <table:table-cell table:number-columns-repeated="16378"/>
        </table:table-row>
        <table:table-row table:style-name="ro4">
          <table:table-cell office:value-type="string" table:style-name="ce6">
            <text:p>Totales</text:p>
          </table:table-cell>
          <table:table-cell office:value-type="float" office:value="388432" table:style-name="ce12">
            <text:p>388.432</text:p>
          </table:table-cell>
          <table:table-cell office:value-type="float" office:value="373336" table:style-name="ce12">
            <text:p>373.336</text:p>
          </table:table-cell>
          <table:table-cell office:value-type="float" office:value="330461" table:style-name="ce12">
            <text:p>330.461</text:p>
          </table:table-cell>
          <table:table-cell office:value-type="percentage" office:value="0.96113605470198127" table:style-name="ce13">
            <text:p>96,1%</text:p>
          </table:table-cell>
          <table:table-cell office:value-type="percentage" office:value="0.85075637434608886" table:style-name="ce13">
            <text:p>85,1%</text:p>
          </table:table-cell>
          <table:table-cell table:number-columns-repeated="16378"/>
        </table:table-row>
        <table:table-row table:number-rows-repeated="1048555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ánchez Pérez. Néstor</meta:initial-creator>
    <dc:creator>Ferrer Orduz. Jesús Santiago</dc:creator>
    <meta:creation-date>2021-03-03T14:57:11Z</meta:creation-date>
    <dc:date>2021-03-03T17:19:15Z</dc:date>
  </office:meta>
</office:document-meta>
</file>